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7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dddddd"/>
      <style:text-properties fo:font-size="24pt" style:font-size-asian="24pt" style:font-size-complex="24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dbb6"/>
      <style:text-properties fo:font-size="24pt" style:font-size-asian="24pt" style:font-size-complex="24pt"/>
    </style:style>
    <style:style style:name="ce5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dbb6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ffdbb6" fo:border="0.74pt solid #000000"/>
      <style:text-properties fo:font-size="15.8500003814697pt" fo:font-weight="bold" style:font-size-asian="15.8500003814697pt" style:font-weight-asian="bold" style:font-size-complex="15.8500003814697pt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2.35pt double #000000" style:border-line-width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dce6" style:text-align-source="fix" style:repeat-content="false" fo:border="2.35pt double #000000" style:border-line-width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bb6" fo:border="0.74pt solid #000000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11" style:family="table-cell" style:parent-style-name="Default">
      <style:table-cell-properties fo:border="0.74pt solid #000000"/>
      <style:text-properties fo:font-size="24pt" style:font-size-asian="24pt" style:font-size-complex="24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2.35pt double #000000" style:border-line-width="0.053cm 0.004cm 0.026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2.35pt double #000000" style:border-line-width="0.053cm 0.004cm 0.026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2.35pt double #000000" style:border-line-width="0.053cm 0.004cm 0.026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2.35pt double #000000" style:border-line-width="0.053cm 0.004cm 0.026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ce29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1. Consultoría de seguridad para PYMES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31" calcext:value-type="float">
            <text:p>31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4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, la ciberseguridad tiene bastante hueco en el mercado, No requiere mucha inversión inicial.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Se necesita mucho conocimiento del sector, se requiere gente bastante formada y la legislación es bastante compleja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2. Taller de reparación de sistemas informáticos GAMING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2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2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3" calcext:value-type="float">
            <text:p>23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number-columns-repeated="3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, No requiere mucho conocimiento del sector y la legislación es bastante secilla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Por lo general los puntos negativos se basan en el hueco del mercado, ya que está bastante lleno.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3. Empresa para impartir cursos de programación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33" calcext:value-type="float">
            <text:p>33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 y siempre hay mercado en temas de enseñar programación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La competencia es altísima ya que hay muchos bootcamps y páginas con cursos como Udemy.Además de que se requiere bastante conocimiento para poder llegar a impartir cursos.</text:p>
          </table:table-cell>
          <table:covered-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5:14:58.387000000</meta:creation-date>
    <dc:date>2024-10-14T11:15:38.783000000</dc:date>
    <meta:editing-duration>PT18M29S</meta:editing-duration>
    <meta:editing-cycles>3</meta:editing-cycles>
    <meta:generator>LibreOffice/7.1.2.2$Windows_X86_64 LibreOffice_project/8a45595d069ef5570103caea1b71cc9d82b2aae4</meta:generator>
    <meta:document-statistic meta:table-count="1" meta:cell-count="114" meta:object-count="0"/>
  </office:meta>
</office:document-meta>
</file>